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0.822in"/>
    </style:style>
    <style:style style:name="co3" style:family="table-column">
      <style:table-column-properties fo:break-before="auto" style:column-width="10.3118in"/>
    </style:style>
    <style:style style:name="co4" style:family="table-column">
      <style:table-column-properties fo:break-before="auto" style:column-width="1.8252in"/>
    </style:style>
    <style:style style:name="co5" style:family="table-column">
      <style:table-column-properties fo:break-before="auto" style:column-width="4.0083in"/>
    </style:style>
    <style:style style:name="co6" style:family="table-column">
      <style:table-column-properties fo:break-before="auto" style:column-width="1.6638in"/>
    </style:style>
    <style:style style:name="co7" style:family="table-column">
      <style:table-column-properties fo:break-before="auto" style:column-width="0.83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usuário, desejo visualizar as informações dos laboratórios.</text:p>
          </table:table-cell>
          <table:table-cell table:style-name="ce2" office:value-type="string" calcext:value-type="string">
            <text:p>16h</text:p>
          </table:table-cell>
          <table:table-cell table:style-name="ce2" office:value-type="string" calcext:value-type="string">
            <text:p>Visualização da página home, em html com css</text:p>
          </table:table-cell>
          <table:table-cell table:style-name="ce8" office:value-type="string" calcext:value-type="string">
            <text:p>Página H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quanto usuário, desejo poder reportar problemas nas máquinas dos laboratório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usuário técnico, desejo poder visualizar os problemas reportado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usuário técnico, desejo poder atualizar as Ordens de Serviç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Enquanto cliente, desejo que página home possibilite selecionar o máquina sobre a qual um problema será reportad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cliente, desejo que 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desejo poder visualizar toda a documentação do produto no GitHub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desejo poder visualizar o protótipo de maneira interativa, antes da entrega final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quero uma página home com recursos visuais e informações que auxiliem reportar problema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quanto cliente, desejo uma página de consulta onde os técnicos possam acessar as ordens de serviço e atualizá-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nquanto cliente, desejo que a plataforma atualize a página de consulta automaticamente, ao receber uma ordem de serviço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nquanto cliente, solicito que as ordens de serviço e informações de usuários fiquem salvas em um banco de dados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3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4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2" table:number-columns-repeated="3"/>
          <table:table-cell table:number-columns-repeated="1018"/>
        </table:table-row>
        <table:table-row table:style-name="ro1" table:number-rows-repeated="4"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3"/>
          <table:table-cell table:style-name="Default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3" table:number-columns-repeated="2"/>
          <table:table-cell table:style-name="Default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3">
          <table:table-cell table:style-name="ce3" table:number-columns-repeated="5"/>
          <table:table-cell table:style-name="ce4"/>
          <table:table-cell table:number-columns-repeated="1018"/>
        </table:table-row>
        <table:table-row table:style-name="ro1" table:number-rows-repeated="26">
          <table:table-cell table:style-name="ce4" table:number-columns-repeated="6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04:33</meta:creation-date>
    <meta:initial-creator>JeanCarlos</meta:initial-creator>
    <dc:language>en-US</dc:language>
    <dc:date>2022-09-08T22:40:09.531894222</dc:date>
    <meta:editing-cycles>3</meta:editing-cycles>
    <meta:editing-duration>PT8H17M29S</meta:editing-duration>
    <meta:generator>LibreOffice/7.3.5.2$Linux_X86_64 LibreOffice_project/30$Build-2</meta:generator>
    <meta:document-statistic meta:table-count="1" meta:cell-count="50" meta:object-count="0"/>
    <meta:user-defined meta:name="AppVersion">15.0000</meta:user-defined>
    <meta:user-defined meta:name="ContentTypeId">0x01010010F6A968B1555B4781217CE1D54B4BC4</meta:user-defined>
  </office:meta>
</office:document-meta>
</file>